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Chapter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znam</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klepnutí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jiný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t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Insert Image dialog<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ing images<text:tab/>8</text:a></text:p>
            <text:p text:style-name="P81"><text:a xlink:type="simple" xlink:href="#__RefHeading___Toc10447_1391699212" text:style-name="Index_20_Link" text:visited-style-name="Index_20_Link">Compressing images<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Setting or changing properties for drawing objects<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You can add graphic and image files, including photos, drawings, and scanned images, to LibreOffice documents.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80" text:outline-level="3"><text:bookmark-start text:name="__RefHeading__13179_2065861793"/>Insert Image dialog<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On the Insert Image dialog, navigate to the file to be inserted, and select 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Zvolíme-li možnost <text:span text:style-name="LOMenuPath">Odkaz</text:span>, po klepnutí na <text:span text:style-name="LOMenuPath">Otevřít</text:span> se zobrazí zpráva. It asks if you want to embed the graphic instead.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Figure <text:sequence text:ref-name="refFigure0" text:name="Figure" text:formula="ooow:Figure+1" style:num-format="1">1</text:sequence>: Insert Image dialog</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The result is tha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and choose <text:span text:style-name="LOMenuPath">Insert &gt; Media &gt; Scan &gt; Select Source</text:span>. Then place the cursor where you want the graphic to be inserted, and choose <text:span text:style-name="LOMenuPath">Insert &gt; Media &gt; Scan &gt; Request</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The Gallery (Figure <text:sequence-ref text:reference-format="value" text:ref-name="refFigure2">3</text:sequence-ref>) provides a convenient way to group reusable objects such as graphics and sounds that you can insert into your documents.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You can <text:alphabetical-index-mark text:string-value="kopírování objektů z galerie"/>copy or link an object from the Gallery into a documen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Figure <text:sequence text:ref-name="refFigure2" text:name="Figure" text:formula="ooow:Figure+1" style:num-format="1">3</text:sequence>: The Gallery in the Sidebar</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ing images<text:bookmark-end text:name="__RefHeading___Toc10445_1391699212"/></text:h>
      <text:p text:style-name="P6">If you need to make complex adjustments to the image, or want to save the image for use in another document, you can export the image directly from your document. Right-click on the image to select it and open the context menu. Then choose <text:span text:style-name="LOMenuPath">Save</text:span> to open the Image Export dialog. Depending on the original format of the image, LibreOffice will let you save the picture in many different formats. Give a name to the image, select the desired image format in the <text:span text:style-name="LOEmphasis">File Type</text:span> filter list, and click <text:span text:style-name="LOMenuPath">Save</text:span>. Before the image is finally saved another dialog (not shown) opens, where you can choose various image size and format options.</text:p>
      <text:h text:style-name="P62" text:outline-level="2"><text:bookmark-start text:name="__RefHeading___Toc10447_1391699212"/>Compressing images<text:bookmark-end text:name="__RefHeading___Toc10447_1391699212"/></text:h>
      <text:p text:style-name="P7">If you insert a large image in your document and resize it to fit into the layout of the page, the complete full size original image is stored in the document file to preserve its content, resulting in a large document file to store or send by mail.</text:p>
      <text:p text:style-name="P7">If you can accept some loss of quality of the image rendering or want to resize it, you can compress or resize the image object to reduce its data volume while preserving its display in the page layout.</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Right-click to select the image and open the context menu. Then choose <text:span text:style-name="LOMenuPath">Compress</text:span> to open the Compress Image dialog (Figure <text:sequence-ref text:reference-format="value" text:ref-name="refFigure3">4</text:sequence-ref>). Note that the <text:span text:style-name="LOMenuPath">Calculate</text:span> button updates the image information on the dialog on each parameter set you change. Click <text:span text:style-name="LOMenuPath">OK</text:span> to apply the compression settings. If the resulting image is not acceptable, press <text:span text:style-name="LOKeystroke">Ctrl+Z</text:span> to undo and choose another compression setting. For more information, see the Help.</text:p>
      <text:h text:style-name="P57"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Figure <text:sequence text:ref-name="refFigure4" text:name="Figure" text:formula="ooow:Figure+1" style:num-format="1">5</text:sequence>: Gallery in Detailed View</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72">Right-click on the My Theme folder and select <text:span text:style-name="LOMenuPath">Properties</text:span> from the context menu.</text:p>
        </text:list-item>
        <text:list-item>
          <text:p text:style-name="P72">In the theme’s Properties dialog, click the <text:span text:style-name="LOEmphasis">Files</text:span> tab (Figure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Figure <text:sequence text:ref-name="refFigure5" text:name="Figure" text:formula="ooow:Figure+1" style:num-format="1">6</text:sequence>: Gallery Properties dialog</text:p></draw:text-box></draw:frame></text:p>
      <text:p text:style-name="P36">To add several files at once:</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To add a single file:</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Use the navigation controls to locate the image to add to the theme. Select it and then click <text:span text:style-name="LOMenuPath">Open</text:span> to add it to the theme.</text:p>
        </text:list-item>
        <text:list-item>
          <text:p text:style-name="P72">Click <text:span text:style-name="LOMenuPath">OK</text:span> on the Properties dialog to close it.</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Click the <text:span text:style-name="LOStrongEmphasis">New Theme</text:span> button above the list of themes (Figure <text:sequence-ref text:reference-format="value" text:ref-name="refFigure4">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64556848550290" text:continue-list="list164555906223589" text:style-name="Heading_20_Note">
        <text:list-item>
          <text:p text:style-name="P66">Poznámka</text:p>
        </text:list-item>
      </text:list>
      <text:p text:style-name="P40">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Right Triangle</text:p>
          </table:table-cell>
          <table:table-cell table:style-name="Table3.G2" office:value-type="float" office:value="19">
            <text:p text:style-name="P21"><text:span text:style-name="LOStrongEmphasis">19</text:span></text:p>
          </table:table-cell>
          <table:table-cell table:style-name="Table3.H2" office:value-type="string">
            <text:p text:style-name="P22">Flowchart</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Insert Line</text:p>
          </table:table-cell>
          <table:table-cell table:style-name="Table3.C3" office:value-type="float" office:value="8">
            <text:p text:style-name="P21"><text:span text:style-name="LOStrongEmphasis">8</text:span></text:p>
          </table:table-cell>
          <table:table-cell table:style-name="Table3.D3" office:value-type="string">
            <text:p text:style-name="P22">Rectangle, Rounded</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Square</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Insert Text Box</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Circle</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Polygon</text:p>
          </table:table-cell>
          <table:table-cell table:style-name="Table3.C7" office:value-type="float" office:value="12">
            <text:p text:style-name="P21"><text:span text:style-name="LOStrongEmphasis">12</text:span></text:p>
          </table:table-cell>
          <table:table-cell table:style-name="Table3.D7" office:value-type="string">
            <text:p text:style-name="P25">Isosceles Triangle</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Setting or <text:alphabetical-index-mark text:string-value="vlastnosti" text:key1="kresby"/>changing properties for drawing objects<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klepneme na ikony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Wrap Off</text:p>
          </table:table-cell>
          <table:table-cell table:style-name="Table23.E2" office:value-type="string">
            <text:p text:style-name="P45"><text:span text:style-name="LOStrongEmphasis">15</text:span></text:p>
          </table:table-cell>
          <table:table-cell table:style-name="Table23.F2" office:value-type="string">
            <text:p text:style-name="P48">Align</text:p>
          </table:table-cell>
          <table:table-cell table:style-name="Table23.G2" office:value-type="string">
            <text:p text:style-name="P47"><text:span text:style-name="LOStrongEmphasis">22</text:span></text:p>
          </table:table-cell>
          <table:table-cell table:style-name="Table23.H2" office:value-type="string">
            <text:p text:style-name="P49">Group</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Page Wrap</text:p>
          </table:table-cell>
          <table:table-cell table:style-name="Table23.A1" office:value-type="string">
            <text:p text:style-name="P45"><text:span text:style-name="LOStrongEmphasis">16</text:span></text:p>
          </table:table-cell>
          <table:table-cell table:style-name="Table23.A1" office:value-type="string">
            <text:p text:style-name="P49">Bring to Front</text:p>
          </table:table-cell>
          <table:table-cell table:style-name="Table23.A1" office:value-type="string">
            <text:p text:style-name="P47"><text:span text:style-name="LOStrongEmphasis">23</text:span></text:p>
          </table:table-cell>
          <table:table-cell table:style-name="Table23.A1" office:value-type="string">
            <text:p text:style-name="P49">Enter Group</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al Page Wrap</text:p>
          </table:table-cell>
          <table:table-cell table:style-name="Table23.A1" office:value-type="string">
            <text:p text:style-name="P45"><text:span text:style-name="LOStrongEmphasis">17</text:span></text:p>
          </table:table-cell>
          <table:table-cell table:style-name="Table23.A1" office:value-type="string">
            <text:p text:style-name="P49">Forward One</text:p>
          </table:table-cell>
          <table:table-cell table:style-name="Table23.A1" office:value-type="string">
            <text:p text:style-name="P47"><text:span text:style-name="LOStrongEmphasis">24</text:span></text:p>
          </table:table-cell>
          <table:table-cell table:style-name="Table23.A1" office:value-type="string">
            <text:p text:style-name="P49">Exit Group</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Wrap Left</text:p>
          </table:table-cell>
          <table:table-cell table:style-name="Table23.A1" office:value-type="string">
            <text:p text:style-name="P45"><text:span text:style-name="LOStrongEmphasis">18</text:span></text:p>
          </table:table-cell>
          <table:table-cell table:style-name="Table23.A1" office:value-type="string">
            <text:p text:style-name="P49">Back One</text:p>
          </table:table-cell>
          <table:table-cell table:style-name="Table23.A1" office:value-type="string">
            <text:p text:style-name="P45"><text:span text:style-name="LOStrongEmphasis">25</text:span></text:p>
          </table:table-cell>
          <table:table-cell table:style-name="Table23.A1" office:value-type="string">
            <text:p text:style-name="P49">Ungroup</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 / výplň oblasti</text:p>
          </table:table-cell>
          <table:table-cell table:style-name="Table23.A1" office:value-type="string">
            <text:p text:style-name="P45"><text:span text:style-name="LOStrongEmphasis">12</text:span></text:p>
          </table:table-cell>
          <table:table-cell table:style-name="Table23.A1" office:value-type="string">
            <text:p text:style-name="P48">Wrap Right</text:p>
          </table:table-cell>
          <table:table-cell table:style-name="Table23.A1" office:value-type="string">
            <text:p text:style-name="P45"><text:span text:style-name="LOStrongEmphasis">19</text:span></text:p>
          </table:table-cell>
          <table:table-cell table:style-name="Table23.A1" office:value-type="string">
            <text:p text:style-name="P49">Send to Back</text:p>
          </table:table-cell>
          <table:table-cell table:style-name="Table23.A1" office:value-type="string">
            <text:p text:style-name="P47"><text:span text:style-name="LOStrongEmphasis">26</text:span></text:p>
          </table:table-cell>
          <table:table-cell table:style-name="Table23.A1" office:value-type="string">
            <text:p text:style-name="P49">Insert Caption</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Fill Color</text:p>
          </table:table-cell>
          <table:table-cell table:style-name="Table23.A1" office:value-type="string">
            <text:p text:style-name="P45"><text:span text:style-name="LOStrongEmphasis">13</text:span></text:p>
          </table:table-cell>
          <table:table-cell table:style-name="Table23.A1" office:value-type="string">
            <text:p text:style-name="P48">Wrap Through</text:p>
          </table:table-cell>
          <table:table-cell table:style-name="Table23.A1" office:value-type="string">
            <text:p text:style-name="P47"><text:span text:style-name="LOStrongEmphasis">20</text:span></text:p>
          </table:table-cell>
          <table:table-cell table:style-name="Table23.A1" office:value-type="string">
            <text:p text:style-name="P49">To Foreground</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Anchor</text:p>
          </table:table-cell>
          <table:table-cell table:style-name="Table23.A1" office:value-type="string">
            <text:p text:style-name="P45"><text:span text:style-name="LOStrongEmphasis">14</text:span></text:p>
          </table:table-cell>
          <table:table-cell table:style-name="Table23.A1" office:value-type="string">
            <text:p text:style-name="P48">Rotate</text:p>
          </table:table-cell>
          <table:table-cell table:style-name="Table23.A1" office:value-type="string">
            <text:p text:style-name="P45"><text:span text:style-name="LOStrongEmphasis">21</text:span></text:p>
          </table:table-cell>
          <table:table-cell table:style-name="Table23.A1" office:value-type="string">
            <text:p text:style-name="P49">To Background</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Select the object, click on one of the eight handles around it and drag it to its new size. The object will be scaled up or down.</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64" text:outline-level="2"><text:bookmark-start text:name="__RefHeading__7015_2065861793"/><text:alphabetical-index-mark text:string-value="seskupování" text:key1="kresby"/>Seskupování kreseb<text:bookmark-end text:name="__RefHeading__7015_2065861793"/></text:h>
      <text:p text:style-name="P14">Grouping drawing objects makes it easier to handle several objects as a single entity, while preserving their relative sizes and positions.</text:p>
      <text:p text:style-name="P38">Chceme-li seskupit kresb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použi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zvolíme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Figure <text:sequence text:ref-name="refFigure14" text:name="Figure" text:formula="ooow:Figure+1" style:num-format="1">15</text:sequence>: 3D-Settings toolbars</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For precise control of the location and size of the object, use the Position and Size areas of the Type tab in the Properties dialog.<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1  Graphics, Gallery, Fontwork</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Chapter 11  Graphics, Gallery, Fontwork</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